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054" officeooo:paragraph-rsid="000ff054"/>
    </style:style>
    <style:style style:name="P2" style:family="paragraph" style:parent-style-name="Standard">
      <style:text-properties officeooo:rsid="00118c8d" officeooo:paragraph-rsid="00118c8d"/>
    </style:style>
    <style:style style:name="P3" style:family="paragraph" style:parent-style-name="Standard">
      <style:text-properties officeooo:rsid="0012c2da" officeooo:paragraph-rsid="0012c2da"/>
    </style:style>
    <style:style style:name="P4" style:family="paragraph" style:parent-style-name="Standard">
      <style:text-properties officeooo:rsid="00118c8d" officeooo:paragraph-rsid="00118c8d"/>
    </style:style>
    <style:style style:name="P5" style:family="paragraph" style:parent-style-name="Standard">
      <style:text-properties officeooo:rsid="00171da4" officeooo:paragraph-rsid="00171da4"/>
    </style:style>
    <style:style style:name="P6" style:family="paragraph" style:parent-style-name="Standard">
      <style:text-properties style:text-underline-style="solid" style:text-underline-width="auto" style:text-underline-color="font-color" officeooo:rsid="00171da4" officeooo:paragraph-rsid="00171da4"/>
    </style:style>
    <style:style style:name="P7" style:family="paragraph" style:parent-style-name="Standard">
      <style:text-properties style:text-underline-style="solid" style:text-underline-width="auto" style:text-underline-color="font-color" officeooo:rsid="001e01a3" officeooo:paragraph-rsid="001e01a3"/>
    </style:style>
    <style:style style:name="P8" style:family="paragraph" style:parent-style-name="Standard">
      <style:text-properties style:text-underline-style="solid" style:text-underline-width="auto" style:text-underline-color="font-color" officeooo:rsid="001f210c" officeooo:paragraph-rsid="001f210c"/>
    </style:style>
    <style:style style:name="P9" style:family="paragraph" style:parent-style-name="Standard">
      <style:text-properties officeooo:rsid="000ff054" officeooo:paragraph-rsid="000ff054"/>
    </style:style>
    <style:style style:name="P10" style:family="paragraph" style:parent-style-name="Standard">
      <style:text-properties officeooo:rsid="0019c240" officeooo:paragraph-rsid="0019c240"/>
    </style:style>
    <style:style style:name="P11" style:family="paragraph" style:parent-style-name="Standard">
      <style:text-properties officeooo:rsid="001b4e5c" officeooo:paragraph-rsid="001b4e5c"/>
    </style:style>
    <style:style style:name="P12" style:family="paragraph" style:parent-style-name="Standard">
      <style:text-properties officeooo:rsid="001c1ff3" officeooo:paragraph-rsid="001c1ff3"/>
    </style:style>
    <style:style style:name="P13" style:family="paragraph" style:parent-style-name="Standard">
      <style:text-properties officeooo:rsid="001d000c" officeooo:paragraph-rsid="001d000c"/>
    </style:style>
    <style:style style:name="P14" style:family="paragraph" style:parent-style-name="Standard">
      <style:text-properties officeooo:rsid="001e01a3" officeooo:paragraph-rsid="001e01a3"/>
    </style:style>
    <style:style style:name="T1" style:family="text">
      <style:text-properties officeooo:rsid="0012c2da"/>
    </style:style>
    <style:style style:name="T2" style:family="text">
      <style:text-properties officeooo:rsid="0014b0c9"/>
    </style:style>
    <style:style style:name="T3" style:family="text">
      <style:text-properties officeooo:rsid="001c1ff3"/>
    </style:style>
    <style:style style:name="T4" style:family="text">
      <style:text-properties officeooo:rsid="001d26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23 – Oct -2017</text:p>
      <text:p text:style-name="Standard"/>
      <text:p text:style-name="P1">Sign-in page</text:p>
      <text:p text:style-name="P1"/>
      <text:p text:style-name="P1">sign-up page – sign-up error colour.</text:p>
      <text:p text:style-name="P1">Sign-up page – logo, use ”Gimp”</text:p>
      <text:p text:style-name="P1">sign-up page – more margin at the bottom.</text:p>
      <text:p text:style-name="P1">Sign-up page – take away or lesser animation</text:p>
      <text:p text:style-name="P1"/>
      <text:p text:style-name="P1"/>
      <text:p text:style-name="P1"/>
      <text:p text:style-name="P1">After log-in</text:p>
      <text:p text:style-name="P2">- do up ‘Edit’ page</text:p>
      <text:p text:style-name="P2">- like and unlike function</text:p>
      <text:p text:style-name="P2"/>
      <text:p text:style-name="P2"/>
      <text:p text:style-name="P2">profile page - </text:p>
      <text:p text:style-name="P2">status – bigger box.</text:p>
      <text:p text:style-name="P2"/>
      <text:p text:style-name="P2"/>
      <text:p text:style-name="P2">Restaurant page - </text:p>
      <text:p text:style-name="P2">time – change to operating hours</text:p>
      <text:p text:style-name="P2">destroy function not done yet – to be at owner/admin page.</text:p>
      <text:p text:style-name="P2">Resturant page – recommend / unrecommend fuction</text:p>
      <text:p text:style-name="P2"/>
      <text:p text:style-name="P2"/>
      <text:p text:style-name="P3">home page </text:p>
      <text:p text:style-name="P2">- <text:span text:style-name="T1">navbar ( log-in, logo, drop-down)</text:span></text:p>
      <text:p text:style-name="P2">- <text:span text:style-name="T1">search function </text:span></text:p>
      <text:p text:style-name="P2">- <text:span text:style-name="T2">catergories</text:span></text:p>
      <text:p text:style-name="P2">- <text:span text:style-name="T2">recommended food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6">25 – Oct – 2017</text:p>
      <text:p text:style-name="P5"/>
      <text:p text:style-name="P5"/>
      <text:p text:style-name="P8">Sha</text:p>
      <text:p text:style-name="P10">sign-in page / sign-up page, the navbar to be taken away</text:p>
      <text:p text:style-name="P10">layout </text:p>
      <text:p text:style-name="P10">categories to be created </text:p>
      <text:p text:style-name="P10"/>
      <text:p text:style-name="P10"/>
      <text:p text:style-name="P10"/>
      <text:p text:style-name="P10"/>
      <text:p text:style-name="P7">Regent</text:p>
      <text:p text:style-name="P10">admin devise</text:p>
      <text:p text:style-name="P10">restaurant owner devise</text:p>
      <text:p text:style-name="P10"/>
      <text:p text:style-name="P11">on user page:</text:p>
      <text:p text:style-name="P11">see a preview of the photo</text:p>
      <text:p text:style-name="P13">add css <text:span text:style-name="T4">(look at blurrple)</text:span></text:p>
      <text:p text:style-name="P11"/>
      <text:p text:style-name="P11">Food : model </text:p>
      <text:p text:style-name="P11">Do everything except views.</text:p>
      <text:p text:style-name="P11">KIV – Food view.</text:p>
      <text:p text:style-name="P12">KIV - <text:s/>usage: search function / category function</text:p>
      <text:p text:style-name="P12"/>
      <text:p text:style-name="P12"/>
      <text:p text:style-name="P12"/>
      <text:p text:style-name="P7">Haris</text:p>
      <text:p text:style-name="P14">Everything for restaurant </text:p>
      <text:p text:style-name="P14">css for restaurant</text:p>
      <text:p text:style-name="P14">search function</text:p>
      <text:p text:style-name="P14">Profile - c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36:34.933467534</meta:creation-date>
    <dc:date>2017-10-25T14:05:32.633016854</dc:date>
    <meta:editing-duration>PT6H25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57" meta:character-count="914" meta:non-whitespace-character-count="776"/>
  </office:meta>
</office:document-meta>
</file>